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f082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Text_20_body">
      <style:text-properties style:font-name="Calibri" officeooo:rsid="001ce025" officeooo:paragraph-rsid="001ce025"/>
    </style:style>
    <style:style style:name="P4" style:family="paragraph" style:parent-style-name="Text_20_body">
      <style:text-properties style:font-name="Calibri" officeooo:paragraph-rsid="001ce025"/>
    </style:style>
    <style:style style:name="P5" style:family="paragraph" style:parent-style-name="Text_20_body">
      <style:paragraph-properties fo:text-align="center" style:justify-single-word="false"/>
      <style:text-properties style:font-name="Calibri" fo:padding-left="0cm" fo:padding-right="0cm" fo:padding-top="0cm" fo:padding-bottom="0.141cm" fo:border-left="none" fo:border-right="none" fo:border-top="none" fo:border-bottom="0.99pt solid #4f81bd"/>
    </style:style>
    <style:style style:name="P6" style:family="paragraph" style:parent-style-name="Text_20_body">
      <style:text-properties style:font-name="Calibri" fo:font-size="26pt" style:font-size-asian="26pt" style:font-size-complex="26pt"/>
    </style:style>
    <style:style style:name="P7" style:family="paragraph" style:parent-style-name="Standard">
      <style:text-properties style:font-name="Cambria" officeooo:rsid="001d2358" officeooo:paragraph-rsid="001d2358"/>
    </style:style>
    <style:style style:name="P8" style:family="paragraph" style:parent-style-name="Standard">
      <style:text-properties style:font-name="Calibri"/>
    </style:style>
    <style:style style:name="P9" style:family="paragraph" style:parent-style-name="Standard">
      <style:text-properties style:font-name="Calibri" officeooo:rsid="0018a7fb" officeooo:paragraph-rsid="0018a7fb"/>
    </style:style>
    <style:style style:name="P10" style:family="paragraph" style:parent-style-name="Standard">
      <style:text-properties style:font-name="Calibri" officeooo:rsid="001ce025" officeooo:paragraph-rsid="001ce025"/>
    </style:style>
    <style:style style:name="P11" style:family="paragraph" style:parent-style-name="Standard">
      <style:text-properties style:font-name="Calibri" officeooo:rsid="001d2358" officeooo:paragraph-rsid="001d2358"/>
    </style:style>
    <style:style style:name="P12" style:family="paragraph" style:parent-style-name="Standard">
      <style:text-properties style:font-name="Calibri" officeooo:rsid="002475aa" officeooo:paragraph-rsid="002475aa"/>
    </style:style>
    <style:style style:name="P13" style:family="paragraph" style:parent-style-name="Standard">
      <style:text-properties style:font-name="Calibri" officeooo:rsid="002475aa" officeooo:paragraph-rsid="00260acc"/>
    </style:style>
    <style:style style:name="P14" style:family="paragraph" style:parent-style-name="Standard">
      <style:text-properties style:font-name="Calibri" officeooo:rsid="00260acc" officeooo:paragraph-rsid="00260acc"/>
    </style:style>
    <style:style style:name="P15" style:family="paragraph" style:parent-style-name="Standard">
      <style:text-properties style:font-name="Calibri" officeooo:rsid="00260acc" officeooo:paragraph-rsid="00267d57"/>
    </style:style>
    <style:style style:name="P16" style:family="paragraph" style:parent-style-name="Standard">
      <style:text-properties style:font-name="Calibri" officeooo:rsid="002a0b8a" officeooo:paragraph-rsid="002a0b8a"/>
    </style:style>
    <style:style style:name="P17" style:family="paragraph" style:parent-style-name="Standard">
      <style:text-properties style:font-name="Calibri" officeooo:paragraph-rsid="002b9c1c"/>
    </style:style>
    <style:style style:name="P18" style:family="paragraph" style:parent-style-name="StyleTitre">
      <style:text-properties style:font-name="Calibri" officeooo:rsid="001ce025" officeooo:paragraph-rsid="001ce025"/>
    </style:style>
    <style:style style:name="P19" style:family="paragraph" style:parent-style-name="StyleTitre">
      <style:paragraph-properties fo:text-align="start" style:justify-single-word="false"/>
      <style:text-properties style:font-name="Calibri" officeooo:rsid="001ce025" officeooo:paragraph-rsid="001ce025"/>
    </style:style>
    <style:style style:name="P20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ce025" style:font-size-asian="18pt" style:font-size-complex="18pt"/>
    </style:style>
    <style:style style:name="P21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1d2358" style:font-size-asian="18pt" style:font-size-complex="18pt"/>
    </style:style>
    <style:style style:name="P22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475aa" style:font-size-asian="18pt" style:font-size-complex="18pt"/>
    </style:style>
    <style:style style:name="P23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60acc" style:font-size-asian="18pt" style:font-size-complex="18pt"/>
    </style:style>
    <style:style style:name="P24" style:family="paragraph" style:parent-style-name="StyleTitre">
      <style:paragraph-properties fo:text-align="start" style:justify-single-word="false"/>
      <style:text-properties style:font-name="Calibri" fo:font-size="18pt" officeooo:rsid="001ce025" officeooo:paragraph-rsid="002a0b8a" style:font-size-asian="18pt" style:font-size-complex="18pt"/>
    </style:style>
    <style:style style:name="P25" style:family="paragraph" style:parent-style-name="StyleTitre">
      <style:paragraph-properties fo:text-align="start" style:justify-single-word="false" fo:break-before="page"/>
      <style:text-properties style:font-name="Calibri"/>
    </style:style>
    <style:style style:name="P26" style:family="paragraph" style:parent-style-name="Standard">
      <style:paragraph-properties fo:break-before="page"/>
      <style:text-properties style:font-name="Calibri" officeooo:rsid="002475aa" officeooo:paragraph-rsid="00260acc"/>
    </style:style>
    <style:style style:name="P27" style:family="paragraph" style:parent-style-name="Standard">
      <style:text-properties style:font-name="Calibri" officeooo:rsid="002a0b8a" officeooo:paragraph-rsid="002b9c1c"/>
    </style:style>
    <style:style style:name="P28" style:family="paragraph" style:parent-style-name="Standard">
      <style:text-properties style:font-name="Calibri" officeooo:rsid="002b9c1c" officeooo:paragraph-rsid="002b9c1c"/>
    </style:style>
    <style:style style:name="T1" style:family="text">
      <style:text-properties officeooo:rsid="001ce025"/>
    </style:style>
    <style:style style:name="T2" style:family="text">
      <style:text-properties officeooo:rsid="001d2358"/>
    </style:style>
    <style:style style:name="T3" style:family="text">
      <style:text-properties officeooo:rsid="0023f082"/>
    </style:style>
    <style:style style:name="T4" style:family="text">
      <style:text-properties officeooo:rsid="002475aa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1f841a"/>
    </style:style>
    <style:style style:name="T7" style:family="text">
      <style:text-properties style:font-name="Calibri" officeooo:rsid="0023f082"/>
    </style:style>
    <style:style style:name="T8" style:family="text">
      <style:text-properties officeooo:rsid="00260acc"/>
    </style:style>
    <style:style style:name="T9" style:family="text">
      <style:text-properties officeooo:rsid="00267d57"/>
    </style:style>
    <style:style style:name="T10" style:family="text">
      <style:text-properties officeooo:rsid="0027ff5a"/>
    </style:style>
    <style:style style:name="T11" style:family="text">
      <style:text-properties officeooo:rsid="002a0b8a"/>
    </style:style>
    <style:style style:name="T12" style:family="text">
      <style:text-properties officeooo:rsid="002b9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alentin THOUVENIN</text:p>
      <text:p text:style-name="P4">Clément BELLANGER</text:p>
      <text:p text:style-name="P2"/>
      <text:p text:style-name="P2"/>
      <text:p text:style-name="P2"/>
      <text:p text:style-name="P2"/>
      <text:p text:style-name="P5"/>
      <text:p text:style-name="P5"/>
      <text:p text:style-name="P18">Rapport Mil<text:span text:style-name="T3">l</text:span>er-Rabin</text:p>
      <text:p text:style-name="P6"/>
      <text:p text:style-name="P2"/>
      <text:p text:style-name="P2"/>
      <text:p text:style-name="P1"><text:span text:style-name="T6">Dépôt</text:span><text:span text:style-name="T5"> </text:span><text:span text:style-name="T6">G</text:span><text:span text:style-name="T5">it : </text:span><text:a xlink:type="simple" xlink:href="https://github.com/Kleyment/Miller-Rabin" text:style-name="Internet_20_link" text:visited-style-name="Visited_20_Internet_20_Link"><text:span text:style-name="T7">https://github.com/Kleyment/Miller-Rabin</text:span></text:a></text:p>
      <text:p text:style-name="P9">(Explication d<text:span text:style-name="T1">e la compilation et l'exécution dans le README github</text:span>)</text:p>
      <text:p text:style-name="P25"/>
      <text:p text:style-name="P19">Implémentation des fonctions élémentaires</text:p>
      <text:p text:style-name="P19"/>
      <text:p text:style-name="P20">Question 1</text:p>
      <text:p text:style-name="P10">Nous avons choisi d'opter pour le langage java.</text:p>
      <text:p text:style-name="P10">Celui-ci dispose de la librairie BigInteger. Il gère les entiers de très grande taille.</text:p>
      <text:p text:style-name="P10">Il possède la plupart des opérations élémentaires dont :</text:p>
      <text:p text:style-name="P10">add(BigInteger val) : </text:p>
      <text:p text:style-name="P10">subtract(BigInteger val)</text:p>
      <text:p text:style-name="P10">multiply(BigInteger val)<text:line-break/>divide(BigInteger val)</text:p>
      <text:p text:style-name="P10">mod(BigInteger val)</text:p>
      <text:p text:style-name="P10"/>
      <text:p text:style-name="P11">Pour plus de détails : </text:p>
      <text:p text:style-name="P7"><text:a xlink:type="simple" xlink:href="https://docs.oracle.com/javase/8/docs/api/java/math/BigInteger.html" text:style-name="Internet_20_link" text:visited-style-name="Visited_20_Internet_20_Link"><text:span text:style-name="T5">https://docs.oracle.com/javase/8/docs/api/java/math/BigInteger.html</text:span></text:a></text:p>
      <text:p text:style-name="P11"/>
      <text:p text:style-name="P11"/>
      <text:p text:style-name="P21">Question <text:span text:style-name="T2">2</text:span></text:p>
      <text:p text:style-name="P8">Un nombre <text:span text:style-name="T2">aléatoire est un nombre</text:span> <text:span text:style-name="T2">qui considérant des bornes ou une précision fixé, a autant de chance d'être choisi qu'un autre nombre délimité par ces bornes ou cette précision.</text:span></text:p>
      <text:p text:style-name="P8">On utilisera la bibliothèque Random (BigInteger a un constructeur prenant en paramètres Random et un nombre de bits fixé).</text:p>
      <text:p text:style-name="P8"/>
      <text:p text:style-name="P22">Question <text:span text:style-name="T4">3</text:span></text:p>
      <text:p text:style-name="P12">Test de la fonction decomp sur 1<text:span text:style-name="T8">0</text:span>000 valeurs de 1024 bits dans le fichier testDecomp.txt (dans ressources)</text:p>
      <text:p text:style-name="P12"/>
      <text:p text:style-name="P23">Question <text:span text:style-name="T8">4</text:span></text:p>
      <text:p text:style-name="P13">Test de la fonction <text:span text:style-name="T8">expMod</text:span> sur 1<text:span text:style-name="T8">0</text:span>000 valeurs de 1024 bits dans le fichier <text:span text:style-name="T8">testExpMod</text:span>.txt (dans ressources<text:span text:style-name="T10">)</text:span></text:p>
      <text:p text:style-name="P13"/>
      <text:p text:style-name="P26"/>
      <text:p text:style-name="P23">Question <text:span text:style-name="T11">6</text:span></text:p>
      <text:p text:style-name="P14">Test de n1 : probablement premier</text:p>
      <text:p text:style-name="P14">Test de n2 : <text:span text:style-name="T9">composé</text:span></text:p>
      <text:p text:style-name="P15">Test de n3 : probablement premier</text:p>
      <text:p text:style-name="P15"/>
      <text:p text:style-name="P24">Question <text:span text:style-name="T11">9</text:span></text:p>
      <text:p text:style-name="P16">On constate que c'est long mais polynomial.</text:p>
      <text:p text:style-name="P16"/>
      <text:p text:style-name="P24">Question <text:span text:style-name="T11">10</text:span></text:p>
      <text:p text:style-name="P27">Le test déterministe qui prouve de manière sûre la primalité d'un nombre est le test ECCP</text:p>
      <text:p text:style-name="P17"><text:bookmark text:name="Elliptic_curve_primality_proving"/><text:span text:style-name="T12">(</text:span>Elliptic curve primality proving<text:span text:style-name="T12">).</text:span></text:p>
      <text:p text:style-name="P28">Il implique des courbes elliptique. Sa complexité en pratique est polynomiale (environ O(log(n)^5)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9-02-25T19:28:49.877000000</dc:date>
    <meta:editing-duration>PT3H48M56S</meta:editing-duration>
    <meta:editing-cycles>20</meta:editing-cycles>
    <meta:generator>LibreOffice/4.3.5.2$Windows_x86 LibreOffice_project/3a87456aaa6a95c63eea1c1b3201acedf0751bd5</meta:generator>
    <meta:document-statistic meta:table-count="0" meta:image-count="0" meta:object-count="0" meta:page-count="3" meta:paragraph-count="33" meta:word-count="226" meta:character-count="1545" meta:non-whitespace-character-count="1350"/>
  </office:meta>
</office:document-meta>
</file>